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43227d" officeooo:paragraph-rsid="0043227d"/>
    </style:style>
    <style:style style:name="P8" style:family="paragraph" style:parent-style-name="Text_20_body" style:list-style-name="L1">
      <style:paragraph-properties fo:text-align="start" style:justify-single-word="false"/>
      <style:text-properties style:text-position="0% 100%" officeooo:rsid="003d6c5f" officeooo:paragraph-rsid="003d6c5f"/>
    </style:style>
    <style:style style:name="P9" style:family="paragraph" style:parent-style-name="Text_20_body" style:list-style-name="L1">
      <style:paragraph-properties fo:text-align="start" style:justify-single-word="false"/>
      <style:text-properties style:text-position="0% 100%" officeooo:rsid="003df633" officeooo:paragraph-rsid="003df633"/>
    </style:style>
    <style:style style:name="P10" style:family="paragraph" style:parent-style-name="Text_20_body" style:list-style-name="L1">
      <style:paragraph-properties fo:text-align="start" style:justify-single-word="false"/>
      <style:text-properties style:text-position="0% 100%" officeooo:rsid="003fa3a5" officeooo:paragraph-rsid="003fa3a5"/>
    </style:style>
    <style:style style:name="P11" style:family="paragraph" style:parent-style-name="Text_20_body" style:list-style-name="L1">
      <style:paragraph-properties fo:text-align="start" style:justify-single-word="false"/>
      <style:text-properties style:text-position="0% 100%" officeooo:rsid="0041208e" officeooo:paragraph-rsid="0041208e"/>
    </style:style>
    <style:style style:name="P12" style:family="paragraph" style:parent-style-name="Text_20_body" style:list-style-name="L1">
      <style:paragraph-properties fo:text-align="start" style:justify-single-word="false"/>
      <style:text-properties style:text-position="0% 100%" officeooo:rsid="004312ee" officeooo:paragraph-rsid="0044c4a8"/>
    </style:style>
    <style:style style:name="P13" style:family="paragraph" style:parent-style-name="Text_20_body" style:list-style-name="L1">
      <style:paragraph-properties fo:text-align="start" style:justify-single-word="false"/>
      <style:text-properties style:text-position="0% 100%" officeooo:rsid="00460b94" officeooo:paragraph-rsid="00460b94"/>
    </style:style>
    <style:style style:name="P14" style:family="paragraph" style:parent-style-name="Text_20_body" style:list-style-name="L1">
      <style:paragraph-properties fo:text-align="start" style:justify-single-word="false"/>
      <style:text-properties officeooo:rsid="003ba1d1" officeooo:paragraph-rsid="003ba1d1"/>
    </style:style>
    <style:style style:name="P15" style:family="paragraph" style:parent-style-name="Text_20_body" style:list-style-name="L1">
      <style:paragraph-properties fo:text-align="start" style:justify-single-word="false"/>
      <style:text-properties style:text-line-through-style="solid" style:text-line-through-type="single" style:text-position="0% 100%" officeooo:rsid="0044c4a8" officeooo:paragraph-rsid="0044c4a8"/>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style:style style:name="T4" style:family="text">
      <style:text-properties officeooo:rsid="00438d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1504029388617152997"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7">t(n) is the part of the original acrostic, which is not contructed yet (begin from the first letter that doesn't match)</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4"><text:span text:style-name="T3">K </text:span><text:span text:style-name="T2">is <text:s/>the multiplicative inverse of the occurence probability of the least frequent letter in the remaining acrostic x = t(n)</text:span></text:p>
            </text:list-item>
          </text:list>
        </text:list-item>
        <text:list-item>
          <text:p text:style-name="P8">The databases necessary to the algorithm are highlitghted in the document „ErsteTermin_Sources_Questions.odt“</text:p>
        </text:list-item>
        <text:list-item>
          <text:p text:style-name="P9">We require the acrostic to start at the beginnin<text:span text:style-name="T4">g</text:span> of the given text</text:p>
        </text:list-item>
        <text:list-item>
          <text:p text:style-name="P10">We must define a stop criteria (Time out?)</text:p>
        </text:list-item>
        <text:list-item>
          <text:p text:style-name="P11">We must not forget about Capitalizations (Big Letter in beginning of sentences)</text:p>
        </text:list-item>
        <text:list-item>
          <text:p text:style-name="P12">We must find the first letter frequencies in German</text:p>
        </text:list-item>
        <text:list-item>
          <text:p text:style-name="P15">Keep track of operations applied</text:p>
        </text:list-item>
        <text:list-item>
          <text:p text:style-name="P13">Reconsider other ways of modelling the text</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14T22:36:31.712443698</dc:date>
    <meta:editing-duration>PT7H7M42S</meta:editing-duration>
    <meta:editing-cycles>34</meta:editing-cycles>
    <meta:generator>LibreOffice/4.2.7.2$Linux_X86_64 LibreOffice_project/420m0$Build-2</meta:generator>
    <dc:creator>William </dc:creator>
    <meta:document-statistic meta:table-count="0" meta:image-count="0" meta:object-count="0" meta:page-count="1" meta:paragraph-count="19" meta:word-count="286" meta:character-count="1616" meta:non-whitespace-character-count="1363"/>
  </office:meta>
</office:document-meta>
</file>